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25" style:family="table-column">
      <style:table-column-properties fo:break-before="auto" style:column-width="89.49pt"/>
    </style:style>
    <style:style style:name="co26" style:family="table-column">
      <style:table-column-properties fo:break-before="auto" style:column-width="104.2pt"/>
    </style:style>
    <style:style style:name="co19" style:family="table-column">
      <style:table-column-properties fo:break-before="auto" style:column-width="55.56pt"/>
    </style:style>
    <style:style style:name="co17" style:family="table-column">
      <style:table-column-properties fo:break-before="auto" style:column-width="60.21pt"/>
    </style:style>
    <style:style style:name="co27" style:family="table-column">
      <style:table-column-properties fo:break-before="auto" style:column-width="155.91pt"/>
    </style:style>
    <style:style style:name="co28" style:family="table-column">
      <style:table-column-properties fo:break-before="auto" style:column-width="41.16pt"/>
    </style:style>
    <style:style style:name="co29" style:family="table-column">
      <style:table-column-properties fo:break-before="auto" style:column-width="91.84pt"/>
    </style:style>
    <style:style style:name="co30" style:family="table-column">
      <style:table-column-properties fo:break-before="auto" style:column-width="106.61pt"/>
    </style:style>
    <style:style style:name="co31" style:family="table-column">
      <style:table-column-properties fo:break-before="auto" style:column-width="50.71pt"/>
    </style:style>
    <style:style style:name="co32" style:family="table-column">
      <style:table-column-properties fo:break-before="auto" style:column-width="49.95pt"/>
    </style:style>
    <style:style style:name="co33" style:family="table-column">
      <style:table-column-properties fo:break-before="auto" style:column-width="52.89pt"/>
    </style:style>
    <style:style style:name="co34" style:family="table-column">
      <style:table-column-properties fo:break-before="auto" style:column-width="55.11pt"/>
    </style:style>
    <style:style style:name="co35" style:family="table-column">
      <style:table-column-properties fo:break-before="auto" style:column-width="121.29pt"/>
    </style:style>
    <style:style style:name="co36" style:family="table-column">
      <style:table-column-properties fo:break-before="auto" style:column-width="39.34pt"/>
    </style:style>
    <style:style style:name="co37" style:family="table-column">
      <style:table-column-properties fo:break-before="auto" style:column-width="30.84pt"/>
    </style:style>
    <style:style style:name="co38" style:family="table-column">
      <style:table-column-properties fo:break-before="auto" style:column-width="34.7pt"/>
    </style:style>
    <style:style style:name="co39" style:family="table-column">
      <style:table-column-properties fo:break-before="auto" style:column-width="286.7pt"/>
    </style:style>
    <style:style style:name="co40" style:family="table-column">
      <style:table-column-properties fo:break-before="auto" style:column-width="49.24pt"/>
    </style:style>
    <style:style style:name="co41" style:family="table-column">
      <style:table-column-properties fo:break-before="auto" style:column-width="127.36pt"/>
    </style:style>
    <style:style style:name="co42" style:family="table-column">
      <style:table-column-properties fo:break-before="auto" style:column-width="56.61pt"/>
    </style:style>
    <style:style style:name="co43" style:family="table-column">
      <style:table-column-properties fo:break-before="auto" style:column-width="52.16pt"/>
    </style:style>
    <style:style style:name="co44" style:family="table-column">
      <style:table-column-properties fo:break-before="auto" style:column-width="47.06pt"/>
    </style:style>
    <style:style style:name="co45" style:family="table-column">
      <style:table-column-properties fo:break-before="auto" style:column-width="53.66pt"/>
    </style:style>
    <style:style style:name="co46" style:family="table-column">
      <style:table-column-properties fo:break-before="auto" style:column-width="49.41pt"/>
    </style:style>
    <style:style style:name="co47" style:family="table-column">
      <style:table-column-properties fo:break-before="auto" style:column-width="48.61pt"/>
    </style:style>
    <style:style style:name="co48" style:family="table-column">
      <style:table-column-properties fo:break-before="auto" style:column-width="135.04pt"/>
    </style:style>
    <style:style style:name="co49" style:family="table-column">
      <style:table-column-properties fo:break-before="auto" style:column-width="37.45pt"/>
    </style:style>
    <style:style style:name="co50" style:family="table-column">
      <style:table-column-properties fo:break-before="auto" style:column-width="248.46pt"/>
    </style:style>
    <style:style style:name="co51" style:family="table-column">
      <style:table-column-properties fo:break-before="auto" style:column-width="245.54pt"/>
    </style:style>
    <style:style style:name="co52" style:family="table-column">
      <style:table-column-properties fo:break-before="auto" style:column-width="94.11pt"/>
    </style:style>
    <style:style style:name="co53" style:family="table-column">
      <style:table-column-properties fo:break-before="auto" style:column-width="125.69pt"/>
    </style:style>
    <style:style style:name="co54" style:family="table-column">
      <style:table-column-properties fo:break-before="auto" style:column-width="310.96pt"/>
    </style:style>
    <style:style style:name="co55" style:family="table-column">
      <style:table-column-properties fo:break-before="auto" style:column-width="33.14pt"/>
    </style:style>
    <style:style style:name="co56" style:family="table-column">
      <style:table-column-properties fo:break-before="auto" style:column-width="240.41pt"/>
    </style:style>
    <style:style style:name="co57" style:family="table-column">
      <style:table-column-properties fo:break-before="auto" style:column-width="32.29pt"/>
    </style:style>
    <style:style style:name="co58" style:family="table-column">
      <style:table-column-properties fo:break-before="auto" style:column-width="23.5pt"/>
    </style:style>
    <style:style style:name="co59" style:family="table-column">
      <style:table-column-properties fo:break-before="auto" style:column-width="40.39pt"/>
    </style:style>
    <style:style style:name="co60" style:family="table-column">
      <style:table-column-properties fo:break-before="auto" style:column-width="234.51pt"/>
    </style:style>
    <style:style style:name="co61" style:family="table-column">
      <style:table-column-properties fo:break-before="auto" style:column-width="111.74pt"/>
    </style:style>
    <style:style style:name="co62" style:family="table-column">
      <style:table-column-properties fo:break-before="auto" style:column-width="80.11pt"/>
    </style:style>
    <style:style style:name="co63" style:family="table-column">
      <style:table-column-properties fo:break-before="auto" style:column-width="57.86pt"/>
    </style:style>
    <style:style style:name="co64" style:family="table-column">
      <style:table-column-properties fo:break-before="auto" style:column-width="58.65pt"/>
    </style:style>
    <style:style style:name="co65" style:family="table-column">
      <style:table-column-properties fo:break-before="auto" style:column-width="54pt"/>
    </style:style>
    <style:style style:name="co66" style:family="table-column">
      <style:table-column-properties fo:break-before="auto" style:column-width="66.9pt"/>
    </style:style>
    <style:style style:name="co67" style:family="table-column">
      <style:table-column-properties fo:break-before="auto" style:column-width="56.35pt"/>
    </style:style>
    <style:style style:name="co68" style:family="table-column">
      <style:table-column-properties fo:break-before="auto" style:column-width="385.2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2" style:family="table-row">
      <style:table-row-properties style:row-height="24.01pt" fo:break-before="auto" style:use-optimal-row-height="true"/>
    </style:style>
    <style:style style:name="ro13" style:family="table-row">
      <style:table-row-properties style:row-height="13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>
      <style:text-properties style:text-position=""/>
    </style:style>
    <style:style style:name="ce19" style:family="table-cell" style:parent-style-name="Default">
      <style:table-cell-properties fo:wrap-option="wrap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fo:wrap-option="wrap" style:vertical-align="middle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6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66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69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weight="bold" style:font-weight-asian="bold" style:font-weight-complex="bold"/>
    </style:style>
    <style:style style:name="ce74" style:family="table-cell" style:parent-style-name="Default">
      <style:text-properties style:text-position=""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79" style:family="table-cell" style:parent-style-name="Default">
      <style:table-cell-properties fo:wrap-option="wrap" style:vertical-align="middle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normal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5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6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style:text-position="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83" style:family="table-cell" style:parent-style-name="Default" style:data-style-name="N37">
      <style:text-properties style:text-position="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 style:data-style-name="N42">
      <style:table-cell-properties style:vertical-align="middle"/>
      <style:text-properties style:text-position="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style:font-name="Liberation Sans1"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104" style:family="table-cell" style:parent-style-name="Default">
      <style:table-cell-properties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8" style:family="table-cell" style:parent-style-name="Default">
      <style:text-properties style:text-position="" fo:font-size="12pt" style:font-size-asian="12pt" style:font-size-complex="12pt"/>
    </style:style>
    <style:style style:name="ce110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5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18" style:family="table-cell" style:parent-style-name="Default">
      <style:table-cell-properties fo:wrap-option="wrap" style:vertical-align="middle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0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2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2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7" style:family="table-cell" style:parent-style-name="Default" style:data-style-name="N42"/>
    <style:style style:name="ce128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style:vertical-align="middle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1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32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33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48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4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0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5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55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56" style:family="table-cell" style:parent-style-name="Default">
      <style:table-cell-properties fo:border="none"/>
    </style:style>
    <style:style style:name="ce157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6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6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6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9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71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7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4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76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77" style:family="table-cell" style:parent-style-name="Default">
      <style:text-properties fo:font-size="12pt" style:font-size-asian="12pt" style:font-size-complex="12pt"/>
    </style:style>
    <style:style style:name="ce178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8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83" style:family="table-cell" style:parent-style-name="Default">
      <style:text-properties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88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9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9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92" style:family="table-cell" style:parent-style-name="Default" style:data-style-name="N37"/>
    <style:style style:name="ce19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9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8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99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02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20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0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0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0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11" style:family="table-cell" style:parent-style-name="Default" style:data-style-name="N42">
      <style:table-cell-properties style:vertical-align="middle"/>
    </style:style>
    <style:style style:name="ce212" style:family="table-cell" style:parent-style-name="Default">
      <style:text-properties style:use-window-font-color="true" fo:font-weight="normal" style:font-weight-asian="normal" style:font-weight-complex="normal"/>
    </style:style>
    <style:style style:name="ce213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/>
    </style:style>
    <style:style style:name="T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1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7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9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20" style:family="text">
      <style:text-properties style:font-name="Liberation Sans"/>
    </style:style>
    <style:style style:name="T21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2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3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xyz_personalities" table:style-name="ta1">
        <office:forms form:automatic-focus="false" form:apply-design-mode="false"/>
        <table:table-column table:style-name="co57" table:default-cell-style-name="ce135"/>
        <table:table-column table:style-name="co58" table:default-cell-style-name="ce144"/>
        <table:table-column table:style-name="co1" table:default-cell-style-name="ce144"/>
        <table:table-column table:style-name="co59" table:default-cell-style-name="ce151"/>
        <table:table-column table:style-name="co60" table:default-cell-style-name="ce118"/>
        <table:table-column table:style-name="co61" table:default-cell-style-name="ce159"/>
        <table:table-column table:style-name="co62" table:default-cell-style-name="ce164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63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4" table:default-cell-style-name="Default"/>
        <table:table-column table:style-name="co3" table:default-cell-style-name="Default"/>
        <table:table-column table:style-name="co65" table:default-cell-style-name="Default"/>
        <table:table-column table:style-name="co66" table:default-cell-style-name="ce130"/>
        <table:table-column table:style-name="co67" table:default-cell-style-name="Default"/>
        <table:table-column table:style-name="co68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139" table:number-columns-repeated="2"/>
          <table:table-cell table:style-name="ce145"/>
          <table:table-cell table:style-name="ce152"/>
          <table:table-cell table:style-name="ce158"/>
          <table:table-cell table:style-name="ce161"/>
          <table:table-cell table:style-name="ce129"/>
          <table:table-cell table:style-name="ce170" office:value-type="string" calcext:value-type="string">
            <text:p>XYZ Personalities – The Daily Drip</text:p>
          </table:table-cell>
          <table:table-cell table:style-name="ce129" table:number-columns-repeated="8"/>
          <table:table-cell table:style-name="ce159"/>
          <table:table-cell table:number-columns-repeated="1006"/>
        </table:table-row>
        <table:table-row table:style-name="ro4">
          <table:table-cell table:style-name="ce136" office:value-type="string" calcext:value-type="string">
            <text:p>Post</text:p>
          </table:table-cell>
          <table:table-cell table:style-name="ce140" office:value-type="string" calcext:value-type="string" table:number-columns-spanned="3" table:number-rows-spanned="1">
            <text:p>Day to</text:p>
          </table:table-cell>
          <table:covered-table-cell table:style-name="ce140"/>
          <table:covered-table-cell table:style-name="ce146"/>
          <table:table-cell table:style-name="ce153" office:value-type="string" calcext:value-type="string">
            <text:p>Images to Compare</text:p>
          </table:table-cell>
          <table:table-cell table:style-name="ce153" office:value-type="string" calcext:value-type="string">
            <text:p>Theme</text:p>
          </table:table-cell>
          <table:table-cell table:style-name="ce153" office:value-type="string" calcext:value-type="string">
            <text:p>Link</text:p>
          </table:table-cell>
          <table:table-cell table:style-name="ce140" office:value-type="string" calcext:value-type="string" table:number-columns-spanned="2" table:number-rows-spanned="1">
            <text:p>Pinterest</text:p>
          </table:table-cell>
          <table:covered-table-cell table:style-name="ce171"/>
          <table:table-cell table:style-name="ce140" office:value-type="string" calcext:value-type="string" table:number-columns-spanned="2" table:number-rows-spanned="1">
            <text:p>Facebook</text:p>
          </table:table-cell>
          <table:covered-table-cell table:style-name="ce175"/>
          <table:table-cell table:style-name="ce140" office:value-type="string" calcext:value-type="string" table:number-columns-spanned="2" table:number-rows-spanned="1">
            <text:p>LinkedIn</text:p>
          </table:table-cell>
          <table:covered-table-cell table:style-name="ce175"/>
          <table:table-cell table:style-name="ce140" office:value-type="string" calcext:value-type="string" table:number-columns-spanned="2" table:number-rows-spanned="1">
            <text:p>Twitter</text:p>
          </table:table-cell>
          <table:covered-table-cell table:style-name="ce175"/>
          <table:table-cell table:style-name="ce140" office:value-type="string" calcext:value-type="string" table:number-columns-spanned="2" table:number-rows-spanned="1">
            <text:p>Tumblr</text:p>
          </table:table-cell>
          <table:covered-table-cell table:style-name="ce175"/>
          <table:table-cell table:style-name="ce140" office:value-type="string" calcext:value-type="string" table:number-columns-spanned="2" table:number-rows-spanned="1">
            <text:p>Instagram</text:p>
          </table:table-cell>
          <table:covered-table-cell table:style-name="ce175"/>
          <table:table-cell table:style-name="ce177" table:number-columns-repeated="1005"/>
        </table:table-row>
        <table:table-row table:style-name="ro4">
          <table:table-cell table:style-name="ce136" office:value-type="string" calcext:value-type="string">
            <text:p>Num</text:p>
          </table:table-cell>
          <table:table-cell table:style-name="ce140" office:value-type="string" calcext:value-type="string" table:number-columns-spanned="3" table:number-rows-spanned="1">
            <text:p>Drip It</text:p>
          </table:table-cell>
          <table:covered-table-cell table:style-name="ce140"/>
          <table:covered-table-cell table:style-name="ce146"/>
          <table:table-cell table:style-name="ce153" office:value-type="string" calcext:value-type="string">
            <text:p>and Post</text:p>
          </table:table-cell>
          <table:table-cell table:style-name="ce112" office:value-type="string" calcext:value-type="string">
            <text:p>- XYZ -</text:p>
          </table:table-cell>
          <table:table-cell table:style-name="ce140" office:value-type="string" calcext:value-type="string">
            <text:p>To</text:p>
          </table:table-cell>
          <table:table-cell table:style-name="ce140" office:value-type="string" calcext:value-type="string">
            <text:p>Date</text:p>
          </table:table-cell>
          <table:table-cell table:style-name="ce140" office:value-type="string" calcext:value-type="string">
            <text:p>Time</text:p>
          </table:table-cell>
          <table:table-cell table:style-name="ce140" office:value-type="string" calcext:value-type="string">
            <text:p>Date</text:p>
          </table:table-cell>
          <table:table-cell table:style-name="ce140" office:value-type="string" calcext:value-type="string">
            <text:p>Time</text:p>
          </table:table-cell>
          <table:table-cell table:style-name="ce140" office:value-type="string" calcext:value-type="string">
            <text:p>Date</text:p>
          </table:table-cell>
          <table:table-cell table:style-name="ce140" office:value-type="string" calcext:value-type="string">
            <text:p>Time</text:p>
          </table:table-cell>
          <table:table-cell table:style-name="ce140" office:value-type="string" calcext:value-type="string">
            <text:p>Date</text:p>
          </table:table-cell>
          <table:table-cell table:style-name="ce140" office:value-type="string" calcext:value-type="string">
            <text:p>Time</text:p>
          </table:table-cell>
          <table:table-cell table:style-name="ce140" office:value-type="string" calcext:value-type="string">
            <text:p>Date</text:p>
          </table:table-cell>
          <table:table-cell table:style-name="ce140" office:value-type="string" calcext:value-type="string">
            <text:p>Time</text:p>
          </table:table-cell>
          <table:table-cell table:style-name="ce140" office:value-type="string" calcext:value-type="string">
            <text:p>Date</text:p>
          </table:table-cell>
          <table:table-cell table:style-name="ce140" office:value-type="string" calcext:value-type="string">
            <text:p>Time</text:p>
          </table:table-cell>
          <table:table-cell table:style-name="ce178" office:value-type="string" calcext:value-type="string">
            <text:p>Comments</text:p>
          </table:table-cell>
          <table:table-cell table:style-name="ce177" table:number-columns-repeated="1004"/>
        </table:table-row>
        <table:table-row table:style-name="ro5">
          <table:table-cell table:style-name="ce137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string" calcext:value-type="string">
            <text:p>Mon</text:p>
          </table:table-cell>
          <table:table-cell table:style-name="ce147" office:value-type="date" office:date-value="2019-12-09" calcext:value-type="date">
            <text:p>12-09</text:p>
          </table:table-cell>
          <table:table-cell table:style-name="ce154" office:value-type="string" calcext:value-type="string">
            <text:p><text:span text:style-name="T18">George Washington &amp; </text:span><text:span text:style-name="T19">Joe Biden – 1/8</text:span></text:p>
          </table:table-cell>
          <table:table-cell table:style-name="ce158" office:value-type="string" calcext:value-type="string">
            <text:p>Colorfully Warm</text:p>
          </table:table-cell>
          <table:table-cell table:style-name="ce162" office:value-type="string" calcext:value-type="string">
            <text:p>VPP book</text:p>
          </table:table-cell>
          <table:table-cell table:style-name="ce165" office:value-type="date" office:date-value="2019-12-09" calcext:value-type="date">
            <text:p>2019-12-09</text:p>
          </table:table-cell>
          <table:table-cell table:style-name="ce172" office:value-type="time" office:time-value="PT12H45M00S" calcext:value-type="time">
            <text:p>12:45 PM</text:p>
          </table:table-cell>
          <table:table-cell table:style-name="ce165" office:value-type="date" office:date-value="2019-12-09" calcext:value-type="date">
            <text:p>2019-12-09</text:p>
          </table:table-cell>
          <table:table-cell table:style-name="ce172" office:value-type="time" office:time-value="PT12H45M00S" calcext:value-type="time">
            <text:p>12:45 PM</text:p>
          </table:table-cell>
          <table:table-cell table:style-name="ce165" office:value-type="date" office:date-value="2019-12-09" calcext:value-type="date">
            <text:p>2019-12-09</text:p>
          </table:table-cell>
          <table:table-cell table:style-name="ce172" office:value-type="time" office:time-value="PT12H45M00S" calcext:value-type="time">
            <text:p>12:45 PM</text:p>
          </table:table-cell>
          <table:table-cell table:style-name="ce165" office:value-type="date" office:date-value="2019-12-09" calcext:value-type="date">
            <text:p>2019-12-09</text:p>
          </table:table-cell>
          <table:table-cell table:style-name="ce172" office:value-type="time" office:time-value="PT12H45M00S" calcext:value-type="time">
            <text:p>12:45 PM</text:p>
          </table:table-cell>
          <table:table-cell table:style-name="ce165" office:value-type="date" office:date-value="2019-12-09" calcext:value-type="date">
            <text:p>2019-12-09</text:p>
          </table:table-cell>
          <table:table-cell table:style-name="ce172" office:value-type="time" office:time-value="PT12H45M00S" calcext:value-type="time">
            <text:p>12:45 PM</text:p>
          </table:table-cell>
          <table:table-cell table:style-name="ce165" office:value-type="date" office:date-value="2019-12-09" calcext:value-type="date">
            <text:p>2019-12-09</text:p>
          </table:table-cell>
          <table:table-cell table:style-name="ce172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3">
          <table:table-cell table:style-name="ce137" office:value-type="float" office:value="2" calcext:value-type="float">
            <text:p>2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string" calcext:value-type="string">
            <text:p>Mon</text:p>
          </table:table-cell>
          <table:table-cell table:style-name="ce147" office:value-type="date" office:date-value="2019-12-09" calcext:value-type="date">
            <text:p>12-09</text:p>
          </table:table-cell>
          <table:table-cell table:style-name="ce152" office:value-type="string" calcext:value-type="string">
            <text:p>George Washington – Image only – 01a</text:p>
          </table:table-cell>
          <table:table-cell table:style-name="ce158" office:value-type="string" calcext:value-type="string">
            <text:p>Colorfully Warm</text:p>
          </table:table-cell>
          <table:table-cell table:style-name="ce163" office:value-type="string" calcext:value-type="string">
            <text:p>image on som</text:p>
          </table:table-cell>
          <table:table-cell table:style-name="ce165" office:value-type="date" office:date-value="2019-12-09" calcext:value-type="date">
            <text:p>2019-12-09</text:p>
          </table:table-cell>
          <table:table-cell table:style-name="ce172" office:value-type="time" office:time-value="PT20H30M00S" calcext:value-type="time">
            <text:p>08:30 PM</text:p>
          </table:table-cell>
          <table:table-cell table:style-name="ce165" office:value-type="date" office:date-value="2019-12-09" calcext:value-type="date">
            <text:p>2019-12-09</text:p>
          </table:table-cell>
          <table:table-cell table:style-name="ce172" office:value-type="time" office:time-value="PT20H30M00S" calcext:value-type="time">
            <text:p>08:30 PM</text:p>
          </table:table-cell>
          <table:table-cell table:style-name="ce165" office:value-type="date" office:date-value="2019-12-09" calcext:value-type="date">
            <text:p>2019-12-09</text:p>
          </table:table-cell>
          <table:table-cell table:style-name="ce172" office:value-type="time" office:time-value="PT20H30M00S" calcext:value-type="time">
            <text:p>08:30 PM</text:p>
          </table:table-cell>
          <table:table-cell table:style-name="ce165" office:value-type="date" office:date-value="2019-12-09" calcext:value-type="date">
            <text:p>2019-12-09</text:p>
          </table:table-cell>
          <table:table-cell table:style-name="ce172" office:value-type="time" office:time-value="PT20H30M00S" calcext:value-type="time">
            <text:p>08:30 PM</text:p>
          </table:table-cell>
          <table:table-cell table:style-name="ce165" office:value-type="date" office:date-value="2019-12-09" calcext:value-type="date">
            <text:p>2019-12-09</text:p>
          </table:table-cell>
          <table:table-cell table:style-name="ce172" office:value-type="time" office:time-value="PT20H30M00S" calcext:value-type="time">
            <text:p>08:30 PM</text:p>
          </table:table-cell>
          <table:table-cell table:style-name="ce165" office:value-type="date" office:date-value="2019-12-09" calcext:value-type="date">
            <text:p>2019-12-09</text:p>
          </table:table-cell>
          <table:table-cell table:style-name="ce172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3">
          <table:table-cell table:style-name="ce137" office:value-type="float" office:value="3" calcext:value-type="float">
            <text:p>3</text:p>
          </table:table-cell>
          <table:table-cell table:style-name="ce142" office:value-type="float" office:value="2" calcext:value-type="float">
            <text:p>2</text:p>
          </table:table-cell>
          <table:table-cell table:style-name="ce141" office:value-type="string" calcext:value-type="string">
            <text:p>Tue</text:p>
          </table:table-cell>
          <table:table-cell table:style-name="ce147" office:value-type="date" office:date-value="2019-12-10" calcext:value-type="date">
            <text:p>12-10</text:p>
          </table:table-cell>
          <table:table-cell table:style-name="ce152" office:value-type="string" calcext:value-type="string">
            <text:p>Joe Biden – image only – 01b</text:p>
          </table:table-cell>
          <table:table-cell table:style-name="ce158" office:value-type="string" calcext:value-type="string">
            <text:p>Colorfully Warm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3" office:value-type="time" office:time-value="PT12H40M00S" calcext:value-type="time">
            <text:p>12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3" office:value-type="time" office:time-value="PT12H40M00S" calcext:value-type="time">
            <text:p>12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3" office:value-type="time" office:time-value="PT12H40M00S" calcext:value-type="time">
            <text:p>12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3" office:value-type="time" office:time-value="PT12H40M00S" calcext:value-type="time">
            <text:p>12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3" office:value-type="time" office:time-value="PT12H40M00S" calcext:value-type="time">
            <text:p>12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3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37" office:value-type="float" office:value="4" calcext:value-type="float">
            <text:p>4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string" calcext:value-type="string">
            <text:p>Tue</text:p>
          </table:table-cell>
          <table:table-cell table:style-name="ce147" office:value-type="date" office:date-value="2019-12-10" calcext:value-type="date">
            <text:p>12-10</text:p>
          </table:table-cell>
          <table:table-cell table:style-name="ce152" office:value-type="string" calcext:value-type="string">
            <text:p>Amy Klobuchar – image only – 01c</text:p>
          </table:table-cell>
          <table:table-cell table:style-name="ce158" office:value-type="string" calcext:value-type="string">
            <text:p>Colorfully Warm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3" office:value-type="time" office:time-value="PT16H40M00S" calcext:value-type="time">
            <text:p>04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3" office:value-type="time" office:time-value="PT16H40M00S" calcext:value-type="time">
            <text:p>04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3" office:value-type="time" office:time-value="PT16H40M00S" calcext:value-type="time">
            <text:p>04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3" office:value-type="time" office:time-value="PT16H40M00S" calcext:value-type="time">
            <text:p>04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3" office:value-type="time" office:time-value="PT16H40M00S" calcext:value-type="time">
            <text:p>04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3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37" table:number-columns-repeated="3"/>
          <table:table-cell table:style-name="ce148"/>
          <table:table-cell table:style-name="Default" table:number-columns-repeated="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/>
          <table:table-cell table:style-name="ce173"/>
          <table:table-cell table:number-columns-repeated="1005"/>
        </table:table-row>
        <table:table-row table:style-name="ro7">
          <table:table-cell table:style-name="ce137" office:value-type="float" office:value="5" calcext:value-type="float">
            <text:p>5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string" calcext:value-type="string">
            <text:p>Wed</text:p>
          </table:table-cell>
          <table:table-cell table:style-name="ce149" office:value-type="date" office:date-value="2019-12-11" calcext:value-type="date">
            <text:p>12-11</text:p>
          </table:table-cell>
          <table:table-cell table:style-name="ce155" office:value-type="string" calcext:value-type="string">
            <text:p><text:span text:style-name="T18">Alexander Hamilton &amp; </text:span><text:span text:style-name="T19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3" office:value-type="time" office:time-value="PT13H45M00S" calcext:value-type="time">
            <text:p>01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3" office:value-type="time" office:time-value="PT13H45M00S" calcext:value-type="time">
            <text:p>01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3" office:value-type="time" office:time-value="PT13H45M00S" calcext:value-type="time">
            <text:p>01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3" office:value-type="time" office:time-value="PT13H45M00S" calcext:value-type="time">
            <text:p>01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3" office:value-type="time" office:time-value="PT13H45M00S" calcext:value-type="time">
            <text:p>01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3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37" office:value-type="float" office:value="6" calcext:value-type="float">
            <text:p>6</text:p>
          </table:table-cell>
          <table:table-cell table:style-name="ce137" office:value-type="float" office:value="3" calcext:value-type="float">
            <text:p>3</text:p>
          </table:table-cell>
          <table:table-cell table:style-name="ce142" office:value-type="string" calcext:value-type="string">
            <text:p>Wed</text:p>
          </table:table-cell>
          <table:table-cell table:style-name="ce149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63" office:value-type="string" calcext:value-type="string">
            <text:p>image on so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3" office:value-type="time" office:time-value="PT19H45M00S" calcext:value-type="time">
            <text:p>07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3" office:value-type="time" office:time-value="PT19H45M00S" calcext:value-type="time">
            <text:p>07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3" office:value-type="time" office:time-value="PT19H45M00S" calcext:value-type="time">
            <text:p>07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3" office:value-type="time" office:time-value="PT19H45M00S" calcext:value-type="time">
            <text:p>07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3" office:value-type="time" office:time-value="PT19H45M00S" calcext:value-type="time">
            <text:p>07:45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37" office:value-type="float" office:value="7" calcext:value-type="float">
            <text:p>7</text:p>
          </table:table-cell>
          <table:table-cell table:style-name="ce137" office:value-type="float" office:value="4" calcext:value-type="float">
            <text:p>4</text:p>
          </table:table-cell>
          <table:table-cell table:style-name="ce142" office:value-type="string" calcext:value-type="string">
            <text:p>Thu</text:p>
          </table:table-cell>
          <table:table-cell table:style-name="ce149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3H20M00S" calcext:value-type="time">
            <text:p>01:2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3H20M00S" calcext:value-type="time">
            <text:p>01:2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3H20M00S" calcext:value-type="time">
            <text:p>01:2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3H20M00S" calcext:value-type="time">
            <text:p>01:2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3H20M00S" calcext:value-type="time">
            <text:p>01:2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38" table:number-columns-repeated="3"/>
          <table:table-cell table:style-name="ce150"/>
          <table:table-cell table:style-name="ce156" table:number-columns-repeated="3"/>
          <table:table-cell table:style-name="ce168"/>
          <table:table-cell table:style-name="ce174"/>
          <table:table-cell table:style-name="ce168"/>
          <table:table-cell table:style-name="ce174"/>
          <table:table-cell table:style-name="ce168"/>
          <table:table-cell table:style-name="ce174"/>
          <table:table-cell table:style-name="ce168"/>
          <table:table-cell table:style-name="ce174"/>
          <table:table-cell table:style-name="ce168"/>
          <table:table-cell table:style-name="ce174"/>
          <table:table-cell table:style-name="ce176"/>
          <table:table-cell table:style-name="ce174"/>
          <table:table-cell table:style-name="ce156" table:number-columns-repeated="1005"/>
        </table:table-row>
        <table:table-row table:style-name="ro7">
          <table:table-cell table:style-name="ce137" office:value-type="float" office:value="8" calcext:value-type="float">
            <text:p>8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string" calcext:value-type="string">
            <text:p>Thu</text:p>
          </table:table-cell>
          <table:table-cell table:style-name="ce149" office:value-type="date" office:date-value="2019-12-12" calcext:value-type="date">
            <text:p>12-12</text:p>
          </table:table-cell>
          <table:table-cell table:style-name="ce155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6H00M00S" calcext:value-type="time">
            <text:p>04:0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6H00M00S" calcext:value-type="time">
            <text:p>04:0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6H00M00S" calcext:value-type="time">
            <text:p>04:0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6H00M00S" calcext:value-type="time">
            <text:p>04:0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6H00M00S" calcext:value-type="time">
            <text:p>04:0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37" office:value-type="float" office:value="9" calcext:value-type="float">
            <text:p>9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string" calcext:value-type="string">
            <text:p>Thu</text:p>
          </table:table-cell>
          <table:table-cell table:style-name="ce149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63" office:value-type="string" calcext:value-type="string">
            <text:p>image on so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9H50M00S" calcext:value-type="time">
            <text:p>07:5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9H50M00S" calcext:value-type="time">
            <text:p>07:5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9H50M00S" calcext:value-type="time">
            <text:p>07:5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9H50M00S" calcext:value-type="time">
            <text:p>07:5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9H50M00S" calcext:value-type="time">
            <text:p>07:5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37" office:value-type="float" office:value="10" calcext:value-type="float">
            <text:p>10</text:p>
          </table:table-cell>
          <table:table-cell table:style-name="ce138" office:value-type="float" office:value="5" calcext:value-type="float">
            <text:p>5</text:p>
          </table:table-cell>
          <table:table-cell table:style-name="ce137" office:value-type="string" calcext:value-type="string">
            <text:p>Fri</text:p>
          </table:table-cell>
          <table:table-cell table:style-name="ce148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3" office:value-type="time" office:time-value="PT13H30M00S" calcext:value-type="time">
            <text:p>01:30 PM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3" office:value-type="time" office:time-value="PT13H30M00S" calcext:value-type="time">
            <text:p>01:30 PM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3" office:value-type="time" office:time-value="PT13H30M00S" calcext:value-type="time">
            <text:p>01:30 PM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3" office:value-type="time" office:time-value="PT13H30M00S" calcext:value-type="time">
            <text:p>01:30 PM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3" office:value-type="time" office:time-value="PT13H30M00S" calcext:value-type="time">
            <text:p>01:30 PM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3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37" office:value-type="float" office:value="11" calcext:value-type="float">
            <text:p>11</text:p>
          </table:table-cell>
          <table:table-cell table:style-name="ce138" office:value-type="float" office:value="5" calcext:value-type="float">
            <text:p>5</text:p>
          </table:table-cell>
          <table:table-cell table:style-name="ce137" office:value-type="string" calcext:value-type="string">
            <text:p>Sat</text:p>
          </table:table-cell>
          <table:table-cell table:style-name="ce148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3" office:value-type="time" office:time-value="PT17H55M00S" calcext:value-type="time">
            <text:p>05:55 PM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3" office:value-type="time" office:time-value="PT17H55M00S" calcext:value-type="time">
            <text:p>05:55 PM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3" office:value-type="time" office:time-value="PT17H55M00S" calcext:value-type="time">
            <text:p>05:55 PM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3" office:value-type="time" office:time-value="PT17H55M00S" calcext:value-type="time">
            <text:p>05:55 PM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3" office:value-type="time" office:time-value="PT17H55M00S" calcext:value-type="time">
            <text:p>05:55 PM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3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37"/>
          <table:table-cell table:style-name="ce138"/>
          <table:table-cell table:style-name="ce137"/>
          <table:table-cell table:style-name="ce148"/>
          <table:table-cell table:number-columns-repeated="2"/>
          <table:table-cell table:style-name="ce162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/>
          <table:table-cell table:style-name="ce173"/>
          <table:table-cell table:number-columns-repeated="1005"/>
        </table:table-row>
        <table:table-row table:style-name="ro7">
          <table:table-cell table:style-name="ce137" table:number-columns-repeated="3"/>
          <table:table-cell table:style-name="ce148"/>
          <table:table-cell table:style-name="Default" table:number-columns-repeated="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/>
          <table:table-cell table:style-name="ce173"/>
          <table:table-cell table:number-columns-repeated="1005"/>
        </table:table-row>
        <table:table-row table:style-name="ro7">
          <table:table-cell table:style-name="ce137" office:value-type="float" office:value="12" calcext:value-type="float">
            <text:p>12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string" calcext:value-type="string">
            <text:p>Mon</text:p>
          </table:table-cell>
          <table:table-cell table:style-name="ce149" office:value-type="date" office:date-value="2019-12-16" calcext:value-type="date">
            <text:p>12-16</text:p>
          </table:table-cell>
          <table:table-cell table:style-name="ce155" office:value-type="string" calcext:value-type="string">
            <text:p><text:span text:style-name="T18">Patrick Henry &amp; </text:span><text:span text:style-name="T19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3" office:value-type="time" office:time-value="PT14H30M00S" calcext:value-type="time">
            <text:p>02:3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3" office:value-type="time" office:time-value="PT14H30M00S" calcext:value-type="time">
            <text:p>02:3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3" office:value-type="time" office:time-value="PT14H30M00S" calcext:value-type="time">
            <text:p>02:3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3" office:value-type="time" office:time-value="PT14H30M00S" calcext:value-type="time">
            <text:p>02:3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3" office:value-type="time" office:time-value="PT14H30M00S" calcext:value-type="time">
            <text:p>02:3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3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37" office:value-type="float" office:value="13" calcext:value-type="float">
            <text:p>13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string" calcext:value-type="string">
            <text:p>Mon</text:p>
          </table:table-cell>
          <table:table-cell table:style-name="ce149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63" office:value-type="string" calcext:value-type="string">
            <text:p>image on so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3" office:value-type="time" office:time-value="PT21H00M00S" calcext:value-type="time">
            <text:p>09:0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3" office:value-type="time" office:time-value="PT21H00M00S" calcext:value-type="time">
            <text:p>09:0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3" office:value-type="time" office:time-value="PT21H00M00S" calcext:value-type="time">
            <text:p>09:0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3" office:value-type="time" office:time-value="PT21H00M00S" calcext:value-type="time">
            <text:p>09:0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3" office:value-type="time" office:time-value="PT21H00M00S" calcext:value-type="time">
            <text:p>09:0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3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37" office:value-type="float" office:value="14" calcext:value-type="float">
            <text:p>14</text:p>
          </table:table-cell>
          <table:table-cell table:style-name="ce137" office:value-type="float" office:value="7" calcext:value-type="float">
            <text:p>7</text:p>
          </table:table-cell>
          <table:table-cell table:style-name="ce137" office:value-type="string" calcext:value-type="string">
            <text:p>Tue</text:p>
          </table:table-cell>
          <table:table-cell table:style-name="ce148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3" office:value-type="time" office:time-value="PT13H20M00S" calcext:value-type="time">
            <text:p>01:20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3" office:value-type="time" office:time-value="PT13H20M00S" calcext:value-type="time">
            <text:p>01:20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3" office:value-type="time" office:time-value="PT13H20M00S" calcext:value-type="time">
            <text:p>01:20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3" office:value-type="time" office:time-value="PT13H20M00S" calcext:value-type="time">
            <text:p>01:20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3" office:value-type="time" office:time-value="PT13H20M00S" calcext:value-type="time">
            <text:p>01:20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3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137"/>
          <table:table-cell table:style-name="ce142" table:number-columns-repeated="2"/>
          <table:table-cell table:style-name="ce149"/>
          <table:table-cell table:number-columns-repeated="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/>
          <table:table-cell table:style-name="ce173"/>
          <table:table-cell table:number-columns-repeated="1005"/>
        </table:table-row>
        <table:table-row table:style-name="ro7">
          <table:table-cell table:style-name="ce137" office:value-type="float" office:value="15" calcext:value-type="float">
            <text:p>15</text:p>
          </table:table-cell>
          <table:table-cell table:style-name="ce137" office:value-type="float" office:value="7" calcext:value-type="float">
            <text:p>7</text:p>
          </table:table-cell>
          <table:table-cell table:style-name="ce137" office:value-type="string" calcext:value-type="string">
            <text:p>Tue</text:p>
          </table:table-cell>
          <table:table-cell table:style-name="ce148" office:value-type="date" office:date-value="2019-12-17" calcext:value-type="date">
            <text:p>12-17</text:p>
          </table:table-cell>
          <table:table-cell table:style-name="ce155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3" office:value-type="time" office:time-value="PT20H45M00S" calcext:value-type="time">
            <text:p>08:45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3" office:value-type="time" office:time-value="PT20H45M00S" calcext:value-type="time">
            <text:p>08:45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3" office:value-type="time" office:time-value="PT20H45M00S" calcext:value-type="time">
            <text:p>08:45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3" office:value-type="time" office:time-value="PT20H45M00S" calcext:value-type="time">
            <text:p>08:45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3" office:value-type="time" office:time-value="PT20H45M00S" calcext:value-type="time">
            <text:p>08:45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3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137" office:value-type="float" office:value="16" calcext:value-type="float">
            <text:p>16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string" calcext:value-type="string">
            <text:p>Wed</text:p>
          </table:table-cell>
          <table:table-cell table:style-name="ce149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63" office:value-type="string" calcext:value-type="string">
            <text:p>image on so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3" office:value-type="time" office:time-value="PT13H10M00S" calcext:value-type="time">
            <text:p>01:10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3" office:value-type="time" office:time-value="PT16H15M00S" calcext:value-type="time">
            <text:p>04:15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3" office:value-type="time" office:time-value="PT13H10M00S" calcext:value-type="time">
            <text:p>01:1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3" office:value-type="time" office:time-value="PT13H10M00S" calcext:value-type="time">
            <text:p>01:1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3" office:value-type="time" office:time-value="PT13H10M00S" calcext:value-type="time">
            <text:p>01:1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3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37" office:value-type="float" office:value="17" calcext:value-type="float">
            <text:p>17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string" calcext:value-type="string">
            <text:p>Wed</text:p>
          </table:table-cell>
          <table:table-cell table:style-name="ce149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3" office:value-type="time" office:time-value="PT20H00M00S" calcext:value-type="time">
            <text:p>08:00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3" office:value-type="time" office:time-value="PT20H40M00S" calcext:value-type="time">
            <text:p>08:4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3" office:value-type="time" office:time-value="PT20H00M00S" calcext:value-type="time">
            <text:p>08:0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3" office:value-type="time" office:time-value="PT20H00M00S" calcext:value-type="time">
            <text:p>08:0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3" office:value-type="time" office:time-value="PT20H00M00S" calcext:value-type="time">
            <text:p>08:0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3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137" office:value-type="float" office:value="18" calcext:value-type="float">
            <text:p>18</text:p>
          </table:table-cell>
          <table:table-cell table:style-name="ce137" office:value-type="float" office:value="9" calcext:value-type="float">
            <text:p>9</text:p>
          </table:table-cell>
          <table:table-cell table:style-name="ce137" office:value-type="string" calcext:value-type="string">
            <text:p>Thu</text:p>
          </table:table-cell>
          <table:table-cell table:style-name="ce148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3" office:value-type="time" office:time-value="PT12H20M00S" calcext:value-type="time">
            <text:p>12:20 PM</text:p>
          </table:table-cell>
          <table:table-cell table:style-name="ce131" office:value-type="date" office:date-value="2019-12-26" calcext:value-type="date">
            <text:p>2019-12-26</text:p>
          </table:table-cell>
          <table:table-cell table:style-name="ce173" office:value-type="time" office:time-value="PT11H20M00S" calcext:value-type="time">
            <text:p>11:20 A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3" office:value-type="time" office:time-value="PT12H20M00S" calcext:value-type="time">
            <text:p>12:2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3" office:value-type="time" office:time-value="PT12H20M00S" calcext:value-type="time">
            <text:p>12:2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3" office:value-type="time" office:time-value="PT12H20M00S" calcext:value-type="time">
            <text:p>12:2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3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137" office:value-type="float" office:value="19" calcext:value-type="float">
            <text:p>19</text:p>
          </table:table-cell>
          <table:table-cell table:style-name="ce137" office:value-type="float" office:value="9" calcext:value-type="float">
            <text:p>9</text:p>
          </table:table-cell>
          <table:table-cell table:style-name="ce137" office:value-type="string" calcext:value-type="string">
            <text:p>Thu</text:p>
          </table:table-cell>
          <table:table-cell table:style-name="ce148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3" office:value-type="time" office:time-value="PT21H30M00S" calcext:value-type="time">
            <text:p>09:30 PM</text:p>
          </table:table-cell>
          <table:table-cell table:style-name="ce131" office:value-type="date" office:date-value="2019-12-26" calcext:value-type="date">
            <text:p>2019-12-26</text:p>
          </table:table-cell>
          <table:table-cell table:style-name="ce173" office:value-type="time" office:time-value="PT16H50M00S" calcext:value-type="time">
            <text:p>04:5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3" office:value-type="time" office:time-value="PT21H30M00S" calcext:value-type="time">
            <text:p>09:3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3" office:value-type="time" office:time-value="PT21H30M00S" calcext:value-type="time">
            <text:p>09:3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3" office:value-type="time" office:time-value="PT21H30M00S" calcext:value-type="time">
            <text:p>09:3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3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137" office:value-type="float" office:value="20" calcext:value-type="float">
            <text:p>20</text:p>
          </table:table-cell>
          <table:table-cell table:style-name="ce137" office:value-type="float" office:value="10" calcext:value-type="float">
            <text:p>10</text:p>
          </table:table-cell>
          <table:table-cell table:style-name="ce142" office:value-type="string" calcext:value-type="string">
            <text:p>Fri</text:p>
          </table:table-cell>
          <table:table-cell table:style-name="ce149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3" office:value-type="time" office:time-value="PT10H15M00S" calcext:value-type="time">
            <text:p>10:15 A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3" office:value-type="time" office:time-value="PT12H50M00S" calcext:value-type="time">
            <text:p>12:50 P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3" office:value-type="time" office:time-value="PT10H15M00S" calcext:value-type="time">
            <text:p>10:15 A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3" office:value-type="time" office:time-value="PT10H15M00S" calcext:value-type="time">
            <text:p>10:15 A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3" office:value-type="time" office:time-value="PT10H15M00S" calcext:value-type="time">
            <text:p>10:15 A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3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137" office:value-type="float" office:value="21" calcext:value-type="float">
            <text:p>21</text:p>
          </table:table-cell>
          <table:table-cell table:style-name="ce137" office:value-type="float" office:value="10" calcext:value-type="float">
            <text:p>10</text:p>
          </table:table-cell>
          <table:table-cell table:style-name="ce142" office:value-type="string" calcext:value-type="string">
            <text:p>Fri</text:p>
          </table:table-cell>
          <table:table-cell table:style-name="ce149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3" office:value-type="time" office:time-value="PT15H15M00S" calcext:value-type="time">
            <text:p>03:15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3" office:value-type="time" office:time-value="PT15H45M00S" calcext:value-type="time">
            <text:p>03:45 P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3" office:value-type="time" office:time-value="PT15H15M00S" calcext:value-type="time">
            <text:p>03:15 P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3" office:value-type="time" office:time-value="PT15H15M00S" calcext:value-type="time">
            <text:p>03:15 P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3" office:value-type="time" office:time-value="PT15H15M00S" calcext:value-type="time">
            <text:p>03:15 P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3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137" table:number-columns-repeated="2"/>
          <table:table-cell table:style-name="ce142"/>
          <table:table-cell table:style-name="ce149"/>
          <table:table-cell table:number-columns-repeated="2"/>
          <table:table-cell table:style-name="ce162"/>
          <table:table-cell table:style-name="ce167"/>
          <table:table-cell table:style-name="ce173"/>
          <table:table-cell table:style-name="ce166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/>
          <table:table-cell table:style-name="ce173"/>
          <table:table-cell table:number-columns-repeated="1005"/>
        </table:table-row>
        <table:table-row table:style-name="ro7">
          <table:table-cell table:style-name="ce137" table:number-columns-repeated="3"/>
          <table:table-cell table:style-name="ce148"/>
          <table:table-cell table:style-name="Default" table:number-columns-repeated="3"/>
          <table:table-cell table:style-name="ce167"/>
          <table:table-cell table:style-name="ce173"/>
          <table:table-cell table:style-name="ce166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/>
          <table:table-cell table:style-name="ce173"/>
          <table:table-cell table:number-columns-repeated="1005"/>
        </table:table-row>
        <table:table-row table:style-name="ro7">
          <table:table-cell table:style-name="ce138" office:value-type="float" office:value="22" calcext:value-type="float">
            <text:p>22</text:p>
          </table:table-cell>
          <table:table-cell table:style-name="ce143" office:value-type="float" office:value="11" calcext:value-type="float">
            <text:p>11</text:p>
          </table:table-cell>
          <table:table-cell table:style-name="ce142" office:value-type="string" calcext:value-type="string">
            <text:p>Mon</text:p>
          </table:table-cell>
          <table:table-cell table:style-name="ce149" office:value-type="date" office:date-value="2019-12-23" calcext:value-type="date">
            <text:p>12-23</text:p>
          </table:table-cell>
          <table:table-cell table:style-name="ce157" office:value-type="string" calcext:value-type="string">
            <text:p>Ben Franklin &amp; Cory Booker – 6/8</text:p>
          </table:table-cell>
          <table:table-cell table:style-name="ce160" office:value-type="string" calcext:value-type="string">
            <text:p>Lifelong Learners’</text:p>
          </table:table-cell>
          <table:table-cell table:style-name="ce163" office:value-type="string" calcext:value-type="string">
            <text:p>image on so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4" office:value-type="time" office:time-value="PT12H10M00S" calcext:value-type="time">
            <text:p>12:10 PM</text:p>
          </table:table-cell>
          <table:table-cell table:style-name="ce166" office:value-type="date" office:date-value="2019-12-28" calcext:value-type="date">
            <text:p>2019-12-28</text:p>
          </table:table-cell>
          <table:table-cell table:style-name="ce173" office:value-type="time" office:time-value="PT10H40M00S" calcext:value-type="time">
            <text:p>10:40 A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4" office:value-type="time" office:time-value="PT12H10M00S" calcext:value-type="time">
            <text:p>12:10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4" office:value-type="time" office:time-value="PT12H10M00S" calcext:value-type="time">
            <text:p>12:10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4" office:value-type="time" office:time-value="PT12H10M00S" calcext:value-type="time">
            <text:p>12:10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4" office:value-type="time" office:time-value="PT12H10M00S" calcext:value-type="time">
            <text:p>12:10 PM</text:p>
          </table:table-cell>
          <table:table-cell table:style-name="ce156" office:value-type="string" calcext:value-type="string">
            <text:p>seeourminds.com/image/4900-politicians-founding_fathers/4902/</text:p>
          </table:table-cell>
          <table:table-cell table:style-name="ce156" table:number-columns-repeated="1004"/>
        </table:table-row>
        <table:table-row table:style-name="ro7">
          <table:table-cell table:style-name="ce137" office:value-type="float" office:value="23" calcext:value-type="float">
            <text:p>23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string" calcext:value-type="string">
            <text:p>Mon</text:p>
          </table:table-cell>
          <table:table-cell table:style-name="ce149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63" office:value-type="string" calcext:value-type="string">
            <text:p>image on so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3" office:value-type="time" office:time-value="PT21H50M00S" calcext:value-type="time">
            <text:p>09:50 PM</text:p>
          </table:table-cell>
          <table:table-cell table:style-name="ce166" office:value-type="date" office:date-value="2019-12-28" calcext:value-type="date">
            <text:p>2019-12-28</text:p>
          </table:table-cell>
          <table:table-cell table:style-name="ce173" office:value-type="time" office:time-value="PT18H35M00S" calcext:value-type="time">
            <text:p>06:35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3" office:value-type="time" office:time-value="PT21H50M00S" calcext:value-type="time">
            <text:p>09:50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3" office:value-type="time" office:time-value="PT21H50M00S" calcext:value-type="time">
            <text:p>09:50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3" office:value-type="time" office:time-value="PT21H50M00S" calcext:value-type="time">
            <text:p>09:5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3" office:value-type="time" office:time-value="PT15H50M00S" calcext:value-type="time">
            <text:p>03:50 PM</text:p>
          </table:table-cell>
          <table:table-cell table:style-name="ce156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37" office:value-type="float" office:value="24" calcext:value-type="float">
            <text:p>24</text:p>
          </table:table-cell>
          <table:table-cell table:style-name="ce142" office:value-type="float" office:value="12" calcext:value-type="float">
            <text:p>12</text:p>
          </table:table-cell>
          <table:table-cell table:style-name="ce137" office:value-type="string" calcext:value-type="string">
            <text:p>Tue</text:p>
          </table:table-cell>
          <table:table-cell table:style-name="ce148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3" office:value-type="time" office:time-value="PT15H50M00S" calcext:value-type="time">
            <text:p>03:50 PM</text:p>
          </table:table-cell>
          <table:table-cell table:style-name="ce166" office:value-type="date" office:date-value="2019-12-29" calcext:value-type="date">
            <text:p>2019-12-29</text:p>
          </table:table-cell>
          <table:table-cell table:style-name="ce173" office:value-type="time" office:time-value="PT13H10M00S" calcext:value-type="time">
            <text:p>01:1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3" office:value-type="time" office:time-value="PT15H50M00S" calcext:value-type="time">
            <text:p>03:5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3" office:value-type="time" office:time-value="PT15H50M00S" calcext:value-type="time">
            <text:p>03:5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3" office:value-type="time" office:time-value="PT15H50M00S" calcext:value-type="time">
            <text:p>03:5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3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37"/>
          <table:table-cell table:style-name="ce142" table:number-columns-repeated="2"/>
          <table:table-cell table:style-name="ce149"/>
          <table:table-cell table:number-columns-repeated="3"/>
          <table:table-cell table:style-name="ce167"/>
          <table:table-cell table:style-name="ce173"/>
          <table:table-cell table:style-name="ce166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/>
          <table:table-cell table:style-name="ce173"/>
          <table:table-cell table:number-columns-repeated="1005"/>
        </table:table-row>
        <table:table-row table:style-name="ro7">
          <table:table-cell table:style-name="ce137" office:value-type="float" office:value="25" calcext:value-type="float">
            <text:p>25</text:p>
          </table:table-cell>
          <table:table-cell table:style-name="ce142" office:value-type="float" office:value="12" calcext:value-type="float">
            <text:p>12</text:p>
          </table:table-cell>
          <table:table-cell table:style-name="ce137" office:value-type="string" calcext:value-type="string">
            <text:p>Tue</text:p>
          </table:table-cell>
          <table:table-cell table:style-name="ce148" office:value-type="date" office:date-value="2019-12-24" calcext:value-type="date">
            <text:p>12-24</text:p>
          </table:table-cell>
          <table:table-cell table:style-name="ce155" office:value-type="string" calcext:value-type="string">
            <text:p><text:span text:style-name="T18">Daenerys Stormborn &amp; </text:span><text:span text:style-name="T19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3" office:value-type="time" office:time-value="PT18H40M00S" calcext:value-type="time">
            <text:p>06:40 PM</text:p>
          </table:table-cell>
          <table:table-cell table:style-name="ce166" office:value-type="string" calcext:value-type="string">
            <text:p>Story only!</text:p>
          </table:table-cell>
          <table:table-cell table:style-name="ce173" office:value-type="string" calcext:value-type="string">
            <text:p>Repost!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3" office:value-type="time" office:time-value="PT18H40M00S" calcext:value-type="time">
            <text:p>06:4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3" office:value-type="time" office:time-value="PT18H40M00S" calcext:value-type="time">
            <text:p>06:4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3" office:value-type="time" office:time-value="PT18H40M00S" calcext:value-type="time">
            <text:p>06:4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3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137" office:value-type="float" office:value="26" calcext:value-type="float">
            <text:p>26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string" calcext:value-type="string">
            <text:p>Wed</text:p>
          </table:table-cell>
          <table:table-cell table:style-name="ce149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63" office:value-type="string" calcext:value-type="string">
            <text:p>image on so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3" office:value-type="time" office:time-value="PT13H00M00S" calcext:value-type="time">
            <text:p>01:00 PM</text:p>
          </table:table-cell>
          <table:table-cell table:style-name="ce166" office:value-type="string" calcext:value-type="string">
            <text:p>Story only!</text:p>
          </table:table-cell>
          <table:table-cell table:style-name="ce173" office:value-type="string" calcext:value-type="string">
            <text:p>Repost!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3" office:value-type="time" office:time-value="PT13H00M00S" calcext:value-type="time">
            <text:p>01:00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3" office:value-type="time" office:time-value="PT13H00M00S" calcext:value-type="time">
            <text:p>01:00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3" office:value-type="time" office:time-value="PT13H00M00S" calcext:value-type="time">
            <text:p>01:00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3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37" office:value-type="float" office:value="27" calcext:value-type="float">
            <text:p>27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string" calcext:value-type="string">
            <text:p>Wed</text:p>
          </table:table-cell>
          <table:table-cell table:style-name="ce149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3" office:value-type="time" office:time-value="PT16H15M00S" calcext:value-type="time">
            <text:p>04:15 PM</text:p>
          </table:table-cell>
          <table:table-cell table:style-name="ce166" office:value-type="string" calcext:value-type="string">
            <text:p>Story only!</text:p>
          </table:table-cell>
          <table:table-cell table:style-name="ce173" office:value-type="string" calcext:value-type="string">
            <text:p>Repost!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3" office:value-type="time" office:time-value="PT16H15M00S" calcext:value-type="time">
            <text:p>04:15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3" office:value-type="time" office:time-value="PT16H15M00S" calcext:value-type="time">
            <text:p>04:15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3" office:value-type="time" office:time-value="PT16H15M00S" calcext:value-type="time">
            <text:p>04:15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3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137"/>
          <table:table-cell table:style-name="ce142" table:number-columns-repeated="2"/>
          <table:table-cell table:style-name="ce149"/>
          <table:table-cell table:number-columns-repeated="2"/>
          <table:table-cell table:style-name="ce162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/>
          <table:table-cell table:style-name="ce173"/>
          <table:table-cell table:number-columns-repeated="1005"/>
        </table:table-row>
        <table:table-row table:style-name="ro7">
          <table:table-cell table:style-name="ce137" office:value-type="float" office:value="28" calcext:value-type="float">
            <text:p>28</text:p>
          </table:table-cell>
          <table:table-cell table:style-name="ce142" office:value-type="float" office:value="14" calcext:value-type="float">
            <text:p>14</text:p>
          </table:table-cell>
          <table:table-cell table:style-name="ce137" office:value-type="string" calcext:value-type="string">
            <text:p>Thu</text:p>
          </table:table-cell>
          <table:table-cell table:style-name="ce148" office:value-type="date" office:date-value="2019-12-26" calcext:value-type="date">
            <text:p>12-26</text:p>
          </table:table-cell>
          <table:table-cell table:style-name="ce155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31" office:value-type="date" office:date-value="2019-12-26" calcext:value-type="date">
            <text:p>2019-12-26</text:p>
          </table:table-cell>
          <table:table-cell table:style-name="ce173" office:value-type="time" office:time-value="PT11H20M00S" calcext:value-type="time">
            <text:p>11:20 AM</text:p>
          </table:table-cell>
          <table:table-cell table:style-name="ce166" office:value-type="string" calcext:value-type="string">
            <text:p>Story only!</text:p>
          </table:table-cell>
          <table:table-cell table:style-name="ce173" office:value-type="string" calcext:value-type="string">
            <text:p>Repost!</text:p>
          </table:table-cell>
          <table:table-cell table:style-name="ce131" office:value-type="date" office:date-value="2019-12-26" calcext:value-type="date">
            <text:p>2019-12-26</text:p>
          </table:table-cell>
          <table:table-cell table:style-name="ce173" office:value-type="time" office:time-value="PT11H20M00S" calcext:value-type="time">
            <text:p>11:20 AM</text:p>
          </table:table-cell>
          <table:table-cell table:style-name="ce131" office:value-type="date" office:date-value="2019-12-26" calcext:value-type="date">
            <text:p>2019-12-26</text:p>
          </table:table-cell>
          <table:table-cell table:style-name="ce173" office:value-type="time" office:time-value="PT11H20M00S" calcext:value-type="time">
            <text:p>11:20 AM</text:p>
          </table:table-cell>
          <table:table-cell table:style-name="ce131" office:value-type="date" office:date-value="2019-12-26" calcext:value-type="date">
            <text:p>2019-12-26</text:p>
          </table:table-cell>
          <table:table-cell table:style-name="ce173" office:value-type="time" office:time-value="PT11H20M00S" calcext:value-type="time">
            <text:p>11:20 AM</text:p>
          </table:table-cell>
          <table:table-cell table:style-name="ce131" office:value-type="date" office:date-value="2019-12-26" calcext:value-type="date">
            <text:p>2019-12-26</text:p>
          </table:table-cell>
          <table:table-cell table:style-name="ce173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137" office:value-type="float" office:value="29" calcext:value-type="float">
            <text:p>29</text:p>
          </table:table-cell>
          <table:table-cell table:style-name="ce142" office:value-type="float" office:value="14" calcext:value-type="float">
            <text:p>14</text:p>
          </table:table-cell>
          <table:table-cell table:style-name="ce137" office:value-type="string" calcext:value-type="string">
            <text:p>Thu</text:p>
          </table:table-cell>
          <table:table-cell table:style-name="ce148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31" office:value-type="date" office:date-value="2019-12-26" calcext:value-type="date">
            <text:p>2019-12-26</text:p>
          </table:table-cell>
          <table:table-cell table:style-name="ce173" office:value-type="time" office:time-value="PT17H00M00S" calcext:value-type="time">
            <text:p>05:00 PM</text:p>
          </table:table-cell>
          <table:table-cell table:style-name="ce166" office:value-type="string" calcext:value-type="string">
            <text:p>Story only!</text:p>
          </table:table-cell>
          <table:table-cell table:style-name="ce173" office:value-type="string" calcext:value-type="string">
            <text:p>Repost!</text:p>
          </table:table-cell>
          <table:table-cell table:style-name="ce131" office:value-type="date" office:date-value="2019-12-26" calcext:value-type="date">
            <text:p>2019-12-26</text:p>
          </table:table-cell>
          <table:table-cell table:style-name="ce173" office:value-type="time" office:time-value="PT17H00M00S" calcext:value-type="time">
            <text:p>05:00 PM</text:p>
          </table:table-cell>
          <table:table-cell table:style-name="ce131" office:value-type="date" office:date-value="2019-12-26" calcext:value-type="date">
            <text:p>2019-12-26</text:p>
          </table:table-cell>
          <table:table-cell table:style-name="ce173" office:value-type="time" office:time-value="PT17H00M00S" calcext:value-type="time">
            <text:p>05:00 PM</text:p>
          </table:table-cell>
          <table:table-cell table:style-name="ce131" office:value-type="date" office:date-value="2019-12-26" calcext:value-type="date">
            <text:p>2019-12-26</text:p>
          </table:table-cell>
          <table:table-cell table:style-name="ce173" office:value-type="time" office:time-value="PT17H00M00S" calcext:value-type="time">
            <text:p>05:00 PM</text:p>
          </table:table-cell>
          <table:table-cell table:style-name="ce131" office:value-type="date" office:date-value="2019-12-26" calcext:value-type="date">
            <text:p>2019-12-26</text:p>
          </table:table-cell>
          <table:table-cell table:style-name="ce173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138" office:value-type="float" office:value="30" calcext:value-type="float">
            <text:p>30</text:p>
          </table:table-cell>
          <table:table-cell table:style-name="ce142" office:value-type="float" office:value="15" calcext:value-type="float">
            <text:p>15</text:p>
          </table:table-cell>
          <table:table-cell table:style-name="ce142" office:value-type="string" calcext:value-type="string">
            <text:p>Fri</text:p>
          </table:table-cell>
          <table:table-cell table:style-name="ce149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3" office:value-type="time" office:time-value="PT12H50M00S" calcext:value-type="time">
            <text:p>12:50 PM</text:p>
          </table:table-cell>
          <table:table-cell table:style-name="ce166" office:value-type="string" calcext:value-type="string">
            <text:p>Story only!</text:p>
          </table:table-cell>
          <table:table-cell table:style-name="ce173" office:value-type="string" calcext:value-type="string">
            <text:p>Repost!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3" office:value-type="time" office:time-value="PT12H50M00S" calcext:value-type="time">
            <text:p>12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3" office:value-type="time" office:time-value="PT12H50M00S" calcext:value-type="time">
            <text:p>12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3" office:value-type="time" office:time-value="PT12H50M00S" calcext:value-type="time">
            <text:p>12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3" office:value-type="time" office:time-value="PT12H50M00S" calcext:value-type="time">
            <text:p>12:50 PM</text:p>
          </table:table-cell>
          <table:table-cell table:style-name="ce156" table:number-columns-repeated="1005"/>
        </table:table-row>
        <table:table-row table:style-name="ro7">
          <table:table-cell table:style-name="ce137" office:value-type="float" office:value="31" calcext:value-type="float">
            <text:p>31</text:p>
          </table:table-cell>
          <table:table-cell table:style-name="ce142" office:value-type="float" office:value="15" calcext:value-type="float">
            <text:p>15</text:p>
          </table:table-cell>
          <table:table-cell table:style-name="ce142" office:value-type="string" calcext:value-type="string">
            <text:p>Fri</text:p>
          </table:table-cell>
          <table:table-cell table:style-name="ce149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3" office:value-type="time" office:time-value="PT15H50M00S" calcext:value-type="time">
            <text:p>03:50 PM</text:p>
          </table:table-cell>
          <table:table-cell table:style-name="ce166" office:value-type="string" calcext:value-type="string">
            <text:p>Story only!</text:p>
          </table:table-cell>
          <table:table-cell table:style-name="ce173" office:value-type="string" calcext:value-type="string">
            <text:p>Repost!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3" office:value-type="time" office:time-value="PT15H50M00S" calcext:value-type="time">
            <text:p>03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3" office:value-type="time" office:time-value="PT15H50M00S" calcext:value-type="time">
            <text:p>03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3" office:value-type="time" office:time-value="PT15H50M00S" calcext:value-type="time">
            <text:p>03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3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37"/>
          <table:table-cell table:style-name="ce142" table:number-columns-repeated="2"/>
          <table:table-cell table:style-name="ce149"/>
          <table:table-cell table:number-columns-repeated="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/>
          <table:table-cell table:style-name="ce173"/>
          <table:table-cell table:number-columns-repeated="1005"/>
        </table:table-row>
        <table:table-row table:style-name="ro7">
          <table:table-cell table:style-name="ce137" office:value-type="float" office:value="21.5" calcext:value-type="float">
            <text:p>21.5</text:p>
          </table:table-cell>
          <table:table-cell table:style-name="ce137" office:value-type="float" office:value="10.5" calcext:value-type="float">
            <text:p>10.5</text:p>
          </table:table-cell>
          <table:table-cell table:style-name="ce142" office:value-type="string" calcext:value-type="string">
            <text:p>Sun</text:p>
          </table:table-cell>
          <table:table-cell table:style-name="ce149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62" office:value-type="string" calcext:value-type="string">
            <text:p>groja.com/about</text:p>
          </table:table-cell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/>
          <table:table-cell table:style-name="ce173"/>
          <table:table-cell table:number-columns-repeated="1005"/>
        </table:table-row>
        <table:table-row table:style-name="ro7">
          <table:table-cell table:style-name="ce137"/>
          <table:table-cell table:style-name="ce142" table:number-columns-repeated="2"/>
          <table:table-cell table:style-name="ce149"/>
          <table:table-cell table:number-columns-repeated="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/>
          <table:table-cell table:style-name="ce173"/>
          <table:table-cell table:number-columns-repeated="1005"/>
        </table:table-row>
        <table:table-row table:style-name="ro7" table:number-rows-repeated="34">
          <table:table-cell/>
          <table:table-cell table:style-name="ce142" table:number-columns-repeated="2"/>
          <table:table-cell table:style-name="ce149"/>
          <table:table-cell table:number-columns-repeated="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/>
          <table:table-cell table:style-name="ce173"/>
          <table:table-cell table:number-columns-repeated="1005"/>
        </table:table-row>
        <table:table-row table:style-name="ro7" table:number-rows-repeated="25">
          <table:table-cell/>
          <table:table-cell table:style-name="ce142" table:number-columns-repeated="2"/>
          <table:table-cell table:number-columns-repeated="5"/>
          <table:table-cell table:style-name="ce127"/>
          <table:table-cell/>
          <table:table-cell table:style-name="ce127"/>
          <table:table-cell/>
          <table:table-cell table:style-name="ce127"/>
          <table:table-cell/>
          <table:table-cell table:style-name="ce127"/>
          <table:table-cell/>
          <table:table-cell table:style-name="ce127"/>
          <table:table-cell/>
          <table:table-cell table:style-name="ce127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27"/>
          <table:table-cell/>
          <table:table-cell table:style-name="ce127"/>
          <table:table-cell/>
          <table:table-cell table:style-name="ce127"/>
          <table:table-cell/>
          <table:table-cell table:style-name="ce127"/>
          <table:table-cell/>
          <table:table-cell table:style-name="ce127"/>
          <table:table-cell/>
          <table:table-cell table:style-name="ce127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table:table-column table:style-name="co25" table:default-cell-style-name="ce73"/>
        <table:table-column table:style-name="co26" table:default-cell-style-name="ce7"/>
        <table:table-column table:style-name="co19" table:default-cell-style-name="Default"/>
        <table:table-column table:style-name="co3" table:number-columns-repeated="10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7" table:default-cell-style-name="Default"/>
        <table:table-row table:style-name="ro1">
          <table:table-cell table:style-name="ce70"/>
          <table:table-cell table:style-name="ce76"/>
          <table:table-cell table:style-name="ce20" table:number-columns-repeated="2"/>
          <table:table-cell table:style-name="ce61" office:value-type="string" calcext:value-type="string">
            <text:p>One-Offs and Few-Offs</text:p>
          </table:table-cell>
          <table:table-cell table:style-name="ce20" table:number-columns-repeated="10"/>
          <table:table-cell table:style-name="ce9"/>
        </table:table-row>
        <table:table-row table:style-name="ro4">
          <table:table-cell table:style-name="ce71"/>
          <table:table-cell table:style-name="ce44" office:value-type="string" calcext:value-type="string">
            <text:p>Image</text:p>
          </table:table-cell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8"/>
        </table:table-row>
        <table:table-row table:style-name="ro4">
          <table:table-cell table:style-name="ce72" office:value-type="string" calcext:value-type="string">
            <text:p>Title</text:p>
          </table:table-cell>
          <table:table-cell table:style-name="ce44" office:value-type="string" calcext:value-type="string">
            <text:p>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7">
          <table:table-cell office:value-type="string" calcext:value-type="string">
            <text:p>got_christmas</text:p>
          </table:table-cell>
          <table:table-cell table:style-name="ce43" office:value-type="string" calcext:value-type="string">
            <text:p>Sell GoT Paperback</text:p>
          </table:table-cell>
          <table:table-cell table:style-name="ce53" office:value-type="string" calcext:value-type="string">
            <text:p>few-off</text:p>
          </table:table-cell>
          <table:table-cell table:number-columns-repeated="12" table:style-name="ce53" office:value-type="string" calcext:value-type="string">
            <text:p>N/A</text:p>
          </table:table-cell>
          <table:table-cell table:style-name="ce79" office:value-type="string" calcext:value-type="string">
            <text:p>See few_offs posts sheet</text:p>
          </table:table-cell>
        </table:table-row>
        <table:table-row table:style-name="ro4">
          <table:table-cell table:style-name="ce70"/>
          <table:table-cell table:style-name="Default"/>
          <table:table-cell table:style-name="ce43"/>
          <table:table-cell table:style-name="ce31" table:number-columns-repeated="12"/>
          <table:table-cell table:style-name="ce69"/>
        </table:table-row>
        <table:table-row table:style-name="ro7">
          <table:table-cell table:style-name="ce74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3" office:value-type="string" calcext:value-type="string">
            <text:p>few-off</text:p>
          </table:table-cell>
          <table:table-cell table:number-columns-repeated="12" table:style-name="ce53" office:value-type="string" calcext:value-type="string">
            <text:p>N/A</text:p>
          </table:table-cell>
          <table:table-cell table:style-name="ce79" office:value-type="string" calcext:value-type="string">
            <text:p>See few_offs posts sheet</text:p>
          </table:table-cell>
        </table:table-row>
        <table:table-row table:style-name="ro7">
          <table:table-cell table:style-name="Default" table:number-columns-repeated="2"/>
          <table:table-cell table:number-columns-repeated="14"/>
        </table:table-row>
        <table:table-row table:style-name="ro7" table:number-rows-repeated="3">
          <table:table-cell table:number-columns-repeated="16"/>
        </table:table-row>
        <table:table-row table:style-name="ro7">
          <table:table-cell table:style-name="Default"/>
          <table:table-cell table:number-columns-repeated="15"/>
        </table:table-row>
        <table:table-row table:style-name="ro7">
          <table:table-cell table:style-name="ce75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 table:number-columns-repeated="14"/>
        </table:table-row>
        <table:table-row table:style-name="ro7" table:number-rows-repeated="1048563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few offs posts" table:style-name="ta1">
        <table:table-column table:style-name="co28" table:default-cell-style-name="Default"/>
        <table:table-column table:style-name="co28" table:default-cell-style-name="ce26"/>
        <table:table-column table:style-name="co29" table:default-cell-style-name="Default"/>
        <table:table-column table:style-name="co30" table:default-cell-style-name="ce21"/>
        <table:table-column table:style-name="co3" table:default-cell-style-name="Default"/>
        <table:table-column table:style-name="co3" table:default-cell-style-name="ce21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/>
          <table:table-cell table:style-name="ce30"/>
          <table:table-cell table:style-name="ce43"/>
          <table:table-cell table:style-name="ce49"/>
          <table:table-cell table:style-name="ce52"/>
          <table:table-cell table:style-name="ce10"/>
          <table:table-cell table:style-name="ce61" office:value-type="string" calcext:value-type="string">
            <text:p>Few Off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31" office:value-type="string" calcext:value-type="string">
            <text:p>Seq.</text:p>
          </table:table-cell>
          <table:table-cell table:style-name="ce44" table:number-columns-repeated="2"/>
          <table:table-cell table:style-name="ce44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31" office:value-type="string" calcext:value-type="string">
            <text:p>No.</text:p>
          </table:table-cell>
          <table:table-cell table:style-name="ce44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4">
          <table:table-cell table:style-name="ce74" office:value-type="string" calcext:value-type="string">
            <text:p>finish_book</text:p>
          </table:table-cell>
          <table:table-cell table:style-name="ce21"/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ce69"/>
        </table:table-row>
        <table:table-row table:style-name="ro7">
          <table:table-cell/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8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83" office:value-type="string" calcext:value-type="string">
            <text:p>Mon. 01/27/2020</text:p>
          </table:table-cell>
          <table:table-cell/>
          <table:table-cell table:style-name="Default"/>
          <table:table-cell table:number-columns-repeated="12"/>
        </table:table-row>
        <table:table-row table:style-name="ro7" table:number-rows-repeated="10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4">
          <table:table-cell table:style-name="ce80" office:value-type="string" calcext:value-type="string">
            <text:p>got_christmas</text:p>
          </table:table-cell>
          <table:table-cell table:style-name="ce81"/>
          <table:table-cell table:style-name="ce82" office:value-type="string" calcext:value-type="string">
            <text:p>Card</text:p>
          </table:table-cell>
          <table:table-cell table:style-name="ce84" office:value-type="string" calcext:value-type="string">
            <text:p>People</text:p>
          </table:table-cell>
          <table:table-cell table:style-name="ce31" table:number-columns-repeated="13"/>
          <table:table-cell/>
        </table:table-row>
        <table:table-row table:style-name="ro5">
          <table:table-cell/>
          <table:table-cell table:style-name="ce32" office:value-type="float" office:value="1" calcext:value-type="float">
            <text:p>1</text:p>
          </table:table-cell>
          <table:table-cell table:style-name="ce43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53" office:value-type="string" calcext:value-type="string">
            <text:p>VGoTP <text:s/>book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22H00M00S" calcext:value-type="time">
            <text:p>10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3" office:value-type="string" calcext:value-type="string">
            <text:p>VGoTP book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14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8"/>
          <table:table-cell table:number-columns-repeated="10"/>
          <table:table-cell table:style-name="ce18"/>
          <table:table-cell table:number-columns-repeated="5"/>
        </table:table-row>
        <table:table-row table:style-name="ro7" table:number-rows-repeated="149">
          <table:table-cell/>
          <table:table-cell table:style-name="ce28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how_i_draw" table:style-name="ta1">
        <table:table-column table:style-name="co36" table:default-cell-style-name="ce86"/>
        <table:table-column table:style-name="co37" table:default-cell-style-name="ce21"/>
        <table:table-column table:style-name="co38" table:default-cell-style-name="ce21"/>
        <table:table-column table:style-name="co36" table:default-cell-style-name="ce21"/>
        <table:table-column table:style-name="co39" table:default-cell-style-name="ce94"/>
        <table:table-column table:style-name="co40" table:default-cell-style-name="ce97"/>
        <table:table-column table:style-name="co41" table:default-cell-style-name="ce20"/>
        <table:table-column table:style-name="co42" table:default-cell-style-name="ce20"/>
        <table:table-column table:style-name="co43" table:default-cell-style-name="ce20"/>
        <table:table-column table:style-name="co44" table:default-cell-style-name="ce20"/>
        <table:table-column table:style-name="co40" table:number-columns-repeated="3" table:default-cell-style-name="ce20"/>
        <table:table-column table:style-name="co43" table:number-columns-repeated="2" table:default-cell-style-name="ce20"/>
        <table:table-column table:style-name="co45" table:default-cell-style-name="ce20"/>
        <table:table-column table:style-name="co33" table:default-cell-style-name="ce20"/>
        <table:table-column table:style-name="co46" table:default-cell-style-name="ce20"/>
        <table:table-column table:style-name="co47" table:default-cell-style-name="ce20"/>
        <table:table-column table:style-name="co48" table:default-cell-style-name="ce9"/>
        <table:table-column table:style-name="co3" table:default-cell-style-name="ce9"/>
        <table:table-column table:style-name="co3" table:number-columns-repeated="1003" table:default-cell-style-name="Default"/>
        <table:table-row table:style-name="ro1">
          <table:table-cell table:number-columns-repeated="8"/>
          <table:table-cell table:style-name="ce61" office:value-type="string" calcext:value-type="string">
            <text:p>How I Draw Personalities – The Daily Drip</text:p>
          </table:table-cell>
          <table:table-cell table:number-columns-repeated="1015"/>
        </table:table-row>
        <table:table-row table:style-name="ro4">
          <table:table-cell table:style-name="ce87" office:value-type="string" calcext:value-type="string">
            <text:p>Week/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/>
          <table:table-cell table:style-name="ce44" office:value-type="string" calcext:value-type="string">
            <text:p>Orien-</text:p>
          </table:table-cell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8" table:number-columns-repeated="2"/>
          <table:table-cell table:number-columns-repeated="1003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44" office:value-type="string" calcext:value-type="string">
            <text:p>Image Content</text:p>
          </table:table-cell>
          <table:table-cell table:style-name="ce44" office:value-type="string" calcext:value-type="string">
            <text:p>tation<text:span text:style-name="T8">¹</text:span>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style-name="ce69"/>
          <table:table-cell table:number-columns-repeated="1003"/>
        </table:table-row>
        <table:table-row table:style-name="ro4">
          <table:table-cell table:style-name="ce26"/>
          <table:table-cell table:number-columns-repeated="3"/>
          <table:table-cell table:style-name="ce43"/>
          <table:table-cell table:style-name="ce49"/>
          <table:table-cell table:style-name="ce99"/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4" office:value-type="string" calcext:value-type="string">
            <text:p>0/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2-04" calcext:value-type="date">
            <text:p>02-04</text:p>
          </table:table-cell>
          <table:table-cell table:style-name="ce43" office:value-type="string" calcext:value-type="string">
            <text:p>Introduce the 6-Step Process</text:p>
          </table:table-cell>
          <table:table-cell table:style-name="ce49" office:value-type="string" calcext:value-type="string">
            <text:p>S</text:p>
          </table:table-cell>
          <table:table-cell table:style-name="ce43"/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4" office:value-type="string" calcext:value-type="string">
            <text:p>0/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2-05" calcext:value-type="date">
            <text:p>02-05</text:p>
          </table:table-cell>
          <table:table-cell table:style-name="ce76" office:value-type="string" calcext:value-type="string">
            <text:p>The process evolves over time – Tom H 1987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mazon author page</text:p>
          </table:table-cell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4" office:value-type="string" calcext:value-type="string">
            <text:p>0/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2-06" calcext:value-type="date">
            <text:p>02-06</text:p>
          </table:table-cell>
          <table:table-cell table:style-name="ce95" office:value-type="string" calcext:value-type="string">
            <text:p>Tom H 1987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4" office:value-type="float" office:value="0" calcext:value-type="float">
            <text:p>0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2-07" calcext:value-type="date">
            <text:p>02-07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7">
          <table:table-cell table:style-name="ce88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9" office:value-type="string" calcext:value-type="string">
            <text:p>1/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2-10" calcext:value-type="date">
            <text:p>02-10</text:p>
          </table:table-cell>
          <table:table-cell table:style-name="ce76" office:value-type="string" calcext:value-type="string">
            <text:p>Step 1 – Research the Person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9" office:value-type="string" calcext:value-type="string">
            <text:p>1/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2-11" calcext:value-type="date">
            <text:p>02-11</text:p>
          </table:table-cell>
          <table:table-cell table:style-name="ce76" office:value-type="string" calcext:value-type="string">
            <text:p>Research the Person</text:p>
          </table:table-cell>
          <table:table-cell table:style-name="ce98" office:value-type="string" calcext:value-type="string">
            <text:p>L</text:p>
          </table:table-cell>
          <table:table-cell table:style-name="ce43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9" office:value-type="string" calcext:value-type="string">
            <text:p>1/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2-12" calcext:value-type="date">
            <text:p>02-12</text:p>
          </table:table-cell>
          <table:table-cell table:style-name="ce76" office:value-type="string" calcext:value-type="string">
            <text:p>Friends → TV → Books – Alexander Hamilton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9" office:value-type="string" calcext:value-type="string">
            <text:p>1/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2-13" calcext:value-type="date">
            <text:p>02-13</text:p>
          </table:table-cell>
          <table:table-cell table:style-name="ce95" office:value-type="string" calcext:value-type="string">
            <text:p>Alexander Hamilton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 office:value-type="float" office:value="1" calcext:value-type="float">
            <text:p>1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2-14" calcext:value-type="date">
            <text:p>02-14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2-17" calcext:value-type="date">
            <text:p>02-17</text:p>
          </table:table-cell>
          <table:table-cell table:style-name="ce76" office:value-type="string" calcext:value-type="string">
            <text:p>Step 2 – Answer a Questionnaire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2-18" calcext:value-type="date">
            <text:p>02-18</text:p>
          </table:table-cell>
          <table:table-cell table:style-name="ce76" office:value-type="string" calcext:value-type="string">
            <text:p>Answer a Questionnaire</text:p>
          </table:table-cell>
          <table:table-cell table:style-name="ce98" office:value-type="string" calcext:value-type="string">
            <text:p>L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2-19" calcext:value-type="date">
            <text:p>02-19</text:p>
          </table:table-cell>
          <table:table-cell table:style-name="ce76" office:value-type="string" calcext:value-type="string">
            <text:p>Mention the MBTI – Tom H MBTI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2-20" calcext:value-type="date">
            <text:p>02-20</text:p>
          </table:table-cell>
          <table:table-cell table:style-name="ce95" office:value-type="string" calcext:value-type="string">
            <text:p>Tom H MBTI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i</text:p>
          </table:table-cell>
          <table:table-cell table:style-name="ce93" office:value-type="date" office:date-value="2019-02-21" calcext:value-type="date">
            <text:p>02-21</text:p>
          </table:table-cell>
          <table:table-cell table:style-name="ce76" office:value-type="string" calcext:value-type="string">
            <text:p>Made the questionnaire my own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/>
          <table:table-cell table:number-columns-repeated="3"/>
          <table:table-cell table:style-name="ce76"/>
          <table:table-cell table:style-name="ce98"/>
          <table:table-cell table:style-name="ce43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string" calcext:value-type="string">
            <text:p>3/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2-24" calcext:value-type="date">
            <text:p>02-24</text:p>
          </table:table-cell>
          <table:table-cell table:style-name="ce76" office:value-type="string" calcext:value-type="string">
            <text:p>Step 3 – Draw the Image</text:p>
          </table:table-cell>
          <table:table-cell table:style-name="ce98" office:value-type="string" calcext:value-type="string">
            <text:p>S</text:p>
          </table:table-cell>
          <table:table-cell table:style-name="ce100" office:value-type="string" calcext:value-type="string">
            <text:p>Groja.com – About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string" calcext:value-type="string">
            <text:p>3/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2-25" calcext:value-type="date">
            <text:p>02-25</text:p>
          </table:table-cell>
          <table:table-cell table:style-name="ce43" office:value-type="string" calcext:value-type="string">
            <text:p>Draw the Image</text:p>
          </table:table-cell>
          <table:table-cell table:style-name="ce98" office:value-type="string" calcext:value-type="string">
            <text:p>L</text:p>
          </table:table-cell>
          <table:table-cell table:style-name="ce100" office:value-type="string" calcext:value-type="string">
            <text:p>Groja.com – About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string" calcext:value-type="string">
            <text:p>3/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2-26" calcext:value-type="date">
            <text:p>02-26</text:p>
          </table:table-cell>
          <table:table-cell table:style-name="ce76" office:value-type="string" calcext:value-type="string">
            <text:p>It’s Lonely at the Top – Thomas Jefferson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rtsyVisions.com – TJ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string" calcext:value-type="string">
            <text:p>3/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2-27" calcext:value-type="date">
            <text:p>02-27</text:p>
          </table:table-cell>
          <table:table-cell table:style-name="ce95" office:value-type="string" calcext:value-type="string">
            <text:p>Thomas Jefferson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float" office:value="3" calcext:value-type="float">
            <text:p>3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2-28" calcext:value-type="date">
            <text:p>02-28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8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4/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3-02" calcext:value-type="date">
            <text:p>03-02</text:p>
          </table:table-cell>
          <table:table-cell table:style-name="ce76" office:value-type="string" calcext:value-type="string">
            <text:p>Step 4 – Post Them on the Web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4/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3-03" calcext:value-type="date">
            <text:p>03-03</text:p>
          </table:table-cell>
          <table:table-cell table:style-name="ce76" office:value-type="string" calcext:value-type="string">
            <text:p>Post Them on the Web</text:p>
          </table:table-cell>
          <table:table-cell table:style-name="ce98" office:value-type="string" calcext:value-type="string">
            <text:p>L</text:p>
          </table:table-cell>
          <table:table-cell table:style-name="ce43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4/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3-04" calcext:value-type="date">
            <text:p>03-04</text:p>
          </table:table-cell>
          <table:table-cell table:style-name="ce76" office:value-type="string" calcext:value-type="string">
            <text:p>SeeOurminds vs. Artsyvisions – Mulder &amp; Scully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4/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3-05" calcext:value-type="date">
            <text:p>03-05</text:p>
          </table:table-cell>
          <table:table-cell table:style-name="ce95" office:value-type="string" calcext:value-type="string">
            <text:p>Mulder &amp; Scully combo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float" office:value="4" calcext:value-type="float">
            <text:p>4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3-06" calcext:value-type="date">
            <text:p>03-06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5/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3-09" calcext:value-type="date">
            <text:p>03-09</text:p>
          </table:table-cell>
          <table:table-cell table:style-name="ce76" office:value-type="string" calcext:value-type="string">
            <text:p>Step 5 – Write About Them in Ebooks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5/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3-10" calcext:value-type="date">
            <text:p>03-10</text:p>
          </table:table-cell>
          <table:table-cell table:style-name="ce76" office:value-type="string" calcext:value-type="string">
            <text:p>Write About Them in Ebooks</text:p>
          </table:table-cell>
          <table:table-cell table:style-name="ce98" office:value-type="string" calcext:value-type="string">
            <text:p>L</text:p>
          </table:table-cell>
          <table:table-cell table:style-name="ce43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5/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3-11" calcext:value-type="date">
            <text:p>03-11</text:p>
          </table:table-cell>
          <table:table-cell table:style-name="ce76" office:value-type="string" calcext:value-type="string">
            <text:p>Images can be difficult – Donald &amp; Steve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5/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3-12" calcext:value-type="date">
            <text:p>03-12</text:p>
          </table:table-cell>
          <table:table-cell table:style-name="ce95" office:value-type="string" calcext:value-type="string">
            <text:p>Donald &amp; Steve combo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 office:value-type="float" office:value="5" calcext:value-type="float">
            <text:p>5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3-13" calcext:value-type="date">
            <text:p>03-13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/>
          <table:table-cell table:style-name="Default" table:number-columns-repeated="5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6/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3-16" calcext:value-type="date">
            <text:p>03-16</text:p>
          </table:table-cell>
          <table:table-cell table:style-name="ce76" office:value-type="string" calcext:value-type="string">
            <text:p>Step 6 – Post to Social Sites</text:p>
          </table:table-cell>
          <table:table-cell table:style-name="ce98" office:value-type="string" calcext:value-type="string">
            <text:p>S</text:p>
          </table:table-cell>
          <table:table-cell table:style-name="ce9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6/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3-17" calcext:value-type="date">
            <text:p>03-17</text:p>
          </table:table-cell>
          <table:table-cell table:style-name="ce43" office:value-type="string" calcext:value-type="string">
            <text:p>Post to Social Sites</text:p>
          </table:table-cell>
          <table:table-cell table:style-name="ce49" office:value-type="string" calcext:value-type="string">
            <text:p>S</text:p>
          </table:table-cell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6/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3-18" calcext:value-type="date">
            <text:p>03-18</text:p>
          </table:table-cell>
          <table:table-cell table:style-name="ce76" office:value-type="string" calcext:value-type="string">
            <text:p>Summary – Tom W Hartung 2019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6/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3-19" calcext:value-type="date">
            <text:p>03-19</text:p>
          </table:table-cell>
          <table:table-cell table:style-name="ce95" office:value-type="string" calcext:value-type="string">
            <text:p>Tom W Hartung 2019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 office:value-type="float" office:value="6" calcext:value-type="float">
            <text:p>6</text:p>
          </table:table-cell>
          <table:table-cell table:style-name="ce10"/>
          <table:table-cell office:value-type="string" calcext:value-type="string">
            <text:p>Fri</text:p>
          </table:table-cell>
          <table:table-cell table:style-name="ce93" office:value-type="date" office:date-value="2019-03-20" calcext:value-type="date">
            <text:p>03-20</text:p>
          </table:table-cell>
          <table:table-cell table:style-name="ce95" office:value-type="string" calcext:value-type="string">
            <text:p>One-off – TBD</text:p>
          </table:table-cell>
          <table:table-cell table:style-name="ce21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26"/>
          <table:table-cell table:style-name="ce10" table:number-columns-repeated="3"/>
          <table:table-cell table:style-name="ce95"/>
          <table:table-cell table:style-name="ce21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 office:value-type="string" calcext:value-type="string">
            <text:p>Notes</text:p>
          </table:table-cell>
          <table:table-cell table:style-name="ce10" table:number-columns-repeated="3"/>
          <table:table-cell table:style-name="ce76"/>
          <table:table-cell table:style-name="ce98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91"/>
          <table:table-cell table:style-name="ce10" table:number-columns-repeated="3"/>
          <table:table-cell table:style-name="ce96" office:value-type="string" calcext:value-type="string">
            <text:p>¹<text:span text:style-name="T8"> S=Square, L=Landscape, P=Portrait</text:span></text:p>
          </table:table-cell>
          <table:table-cell table:style-name="ce98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5">
          <table:table-cell table:style-name="ce30"/>
          <table:table-cell table:style-name="ce10"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style-name="ce43"/>
          <table:table-cell table:style-name="ce49"/>
          <table:table-cell table:style-name="ce9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4">
          <table:table-cell table:style-name="ce92"/>
          <table:table-cell table:style-name="ce10"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number-columns-repeated="2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91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">
          <table:table-cell table:style-name="ce30"/>
          <table:table-cell table:style-name="ce10" table:number-columns-repeated="3"/>
          <table:table-cell table:style-name="ce76"/>
          <table:table-cell table:style-name="ce98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4">
          <table:table-cell table:style-name="ce30"/>
          <table:table-cell table:style-name="ce10"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43"/>
          <table:table-cell table:style-name="ce49"/>
          <table:table-cell table:style-name="ce9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4">
          <table:table-cell table:style-name="ce92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">
          <table:table-cell table:style-name="ce30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3">
          <table:table-cell table:number-columns-repeated="4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 table:number-rows-repeated="4">
          <table:table-cell table:style-name="ce91"/>
          <table:table-cell table:number-columns-repeated="5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1"/>
          <table:table-cell table:style-name="ce10" table:number-columns-repeated="3"/>
          <table:table-cell table:number-columns-repeated="2"/>
          <table:table-cell table:style-name="ce101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 table:number-rows-repeated="3">
          <table:table-cell table:style-name="ce91"/>
          <table:table-cell table:style-name="ce10" table:number-columns-repeated="3"/>
          <table:table-cell table:number-columns-repeated="2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7">
          <table:table-cell table:style-name="ce30"/>
          <table:table-cell table:style-name="ce10"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52">
          <table:table-cell table:number-columns-repeated="4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9">
          <table:table-cell table:number-columns-repeated="6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47">
          <table:table-cell table:number-columns-repeated="6"/>
          <table:table-cell table:style-name="ce101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50">
          <table:table-cell table:number-columns-repeated="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156">
          <table:table-cell table:number-columns-repeated="7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90">
          <table:table-cell table:number-columns-repeated="10"/>
          <table:table-cell table:style-name="ce102"/>
          <table:table-cell/>
          <table:table-cell table:style-name="ce102"/>
          <table:table-cell/>
          <table:table-cell table:style-name="ce102"/>
          <table:table-cell/>
          <table:table-cell table:style-name="ce102" table:number-columns-repeated="3"/>
          <table:table-cell table:number-columns-repeated="1005"/>
        </table:table-row>
        <table:table-row table:style-name="ro5" table:number-rows-repeated="295">
          <table:table-cell table:number-columns-repeated="14"/>
          <table:table-cell table:style-name="ce102"/>
          <table:table-cell/>
          <table:table-cell table:style-name="ce102" table:number-columns-repeated="3"/>
          <table:table-cell table:number-columns-repeated="1005"/>
        </table:table-row>
        <table:table-row table:style-name="ro5" table:number-rows-repeated="10475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49" table:default-cell-style-name="ce86"/>
        <table:table-column table:style-name="co50" table:default-cell-style-name="ce94"/>
        <table:table-column table:style-name="co29" table:default-cell-style-name="ce20"/>
        <table:table-column table:style-name="co3" table:number-columns-repeated="10" table:default-cell-style-name="ce20"/>
        <table:table-column table:style-name="co51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61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92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7"/>
          <table:table-cell/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8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44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3"/>
          <table:table-cell table:style-name="ce31" table:number-columns-repeated="11"/>
          <table:table-cell table:style-name="ce69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Introduce process</text:p>
          </table:table-cell>
          <table:table-cell table:style-name="ce9"/>
          <table:table-cell table:style-name="ce31" table:number-columns-repeated="10"/>
          <table:table-cell table:style-name="ce69"/>
          <table:table-cell table:number-columns-repeated="1010"/>
        </table:table-row>
        <table:table-row table:style-name="ro4">
          <table:table-cell table:style-name="ce92"/>
          <table:table-cell table:style-name="ce76" office:value-type="string" calcext:value-type="string">
            <text:p>Aspects of process evolve over time – Tom H 1987</text:p>
          </table:table-cell>
          <table:table-cell table:style-name="ce9"/>
          <table:table-cell table:style-name="ce31" table:number-columns-repeated="10"/>
          <table:table-cell table:style-name="ce69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91" office:value-type="float" office:value="3" calcext:value-type="float">
            <text:p>3</text:p>
          </table:table-cell>
          <table:table-cell table:style-name="ce76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Groja Program</text:p>
          </table:table-cell>
          <table:table-cell table:style-name="ce31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92"/>
          <table:table-cell table:style-name="ce76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 office:value-type="string" calcext:value-type="string">
            <text:p>Promotion</text:p>
          </table:table-cell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2"/>
          <table:table-cell table:style-name="ce7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30"/>
          <table:table-cell table:style-name="ce76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91"/>
          <table:table-cell table:style-name="ce7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43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92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91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7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2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9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91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9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30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102"/>
          <table:table-cell/>
          <table:table-cell table:style-name="ce102"/>
          <table:table-cell/>
          <table:table-cell table:style-name="ce102"/>
          <table:table-cell/>
          <table:table-cell table:style-name="ce102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102"/>
          <table:table-cell/>
          <table:table-cell table:style-name="ce102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40" table:default-cell-style-name="ce6"/>
        <table:table-column table:style-name="co52" table:default-cell-style-name="Default"/>
        <table:table-column table:style-name="co53" table:default-cell-style-name="ce21"/>
        <table:table-column table:style-name="co3" table:number-columns-repeated="4" table:default-cell-style-name="ce21"/>
        <table:table-column table:style-name="co54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03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55" table:default-cell-style-name="ce10"/>
        <table:table-column table:style-name="co49" table:default-cell-style-name="ce1"/>
        <table:table-column table:style-name="co56" table:default-cell-style-name="Default"/>
        <table:table-column table:style-name="co29" table:default-cell-style-name="ce20"/>
        <table:table-column table:style-name="co3" table:number-columns-repeated="10" table:default-cell-style-name="ce20"/>
        <table:table-column table:style-name="co51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61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4"/>
          <table:table-cell table:style-name="ce68"/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8"/>
          <table:table-cell table:number-columns-repeated="1009"/>
        </table:table-row>
        <table:table-row table:style-name="ro4">
          <table:table-cell table:style-name="ce31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77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31" table:number-columns-repeated="11"/>
          <table:table-cell table:style-name="ce69"/>
          <table:table-cell table:number-columns-repeated="1009"/>
        </table:table-row>
        <table:table-row table:style-name="ro12">
          <table:table-cell office:value-type="float" office:value="1" calcext:value-type="float">
            <text:p>1</text:p>
          </table:table-cell>
          <table:table-cell table:style-name="ce105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31" table:number-columns-repeated="10"/>
          <table:table-cell table:style-name="ce69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31" table:number-columns-repeated="10"/>
          <table:table-cell table:style-name="ce69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3" calcext:value-type="float">
            <text:p>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10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10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31"/>
          <table:table-cell table:number-columns-repeated="10"/>
          <table:table-cell table:style-name="ce20"/>
          <table:table-cell table:number-columns-repeated="1009"/>
        </table:table-row>
        <table:table-row table:style-name="ro12">
          <table:table-cell office:value-type="float" office:value="12" calcext:value-type="float">
            <text:p>1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13" calcext:value-type="float">
            <text:p>1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10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10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2" calcext:value-type="float">
            <text:p>2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3" calcext:value-type="float">
            <text:p>2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2" calcext:value-type="float">
            <text:p>3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3" calcext:value-type="float">
            <text:p>3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10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42" calcext:value-type="float">
            <text:p>4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102"/>
          <table:table-cell/>
          <table:table-cell table:style-name="ce102"/>
          <table:table-cell/>
          <table:table-cell table:style-name="ce102"/>
          <table:table-cell/>
          <table:table-cell table:style-name="ce102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102"/>
          <table:table-cell/>
          <table:table-cell table:style-name="ce102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9">00/00/0000</text:date>, <text:time style:data-style-name="N2" text:time-value="12:18:38.1764015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19-12-29T13:08:50.446654194</dc:date>
    <meta:editing-duration>P64DT22H8M19S</meta:editing-duration>
    <meta:editing-cycles>1188</meta:editing-cycles>
    <meta:document-statistic meta:table-count="10" meta:cell-count="1737" meta:object-count="0"/>
  </office:meta>
</office:document-meta>
</file>